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4236" officeooo:paragraph-rsid="000a4236"/>
    </style:style>
    <style:style style:name="P2" style:family="paragraph" style:parent-style-name="Standard" style:list-style-name="L2">
      <style:text-properties officeooo:rsid="000a4236" officeooo:paragraph-rsid="000a4236"/>
    </style:style>
    <style:style style:name="P3" style:family="paragraph" style:parent-style-name="Standard" style:list-style-name="L3">
      <style:text-properties officeooo:rsid="000a4236" officeooo:paragraph-rsid="000a4236"/>
    </style:style>
    <style:style style:name="P4" style:family="paragraph" style:parent-style-name="Standard" style:list-style-name="L3">
      <style:text-properties officeooo:paragraph-rsid="000a4236"/>
    </style:style>
    <style:style style:name="P5" style:family="paragraph" style:parent-style-name="Standard">
      <style:text-properties officeooo:rsid="000ace28" officeooo:paragraph-rsid="000ace28"/>
    </style:style>
    <style:style style:name="P6" style:family="paragraph" style:parent-style-name="Standard" style:list-style-name="L6">
      <style:text-properties officeooo:rsid="000ace28" officeooo:paragraph-rsid="000ace28"/>
    </style:style>
    <style:style style:name="P7" style:family="paragraph" style:parent-style-name="Standard" style:list-style-name="L8">
      <style:text-properties officeooo:rsid="000ace28" officeooo:paragraph-rsid="000ace28"/>
    </style:style>
    <style:style style:name="P8" style:family="paragraph" style:parent-style-name="Standard" style:list-style-name="L9">
      <style:text-properties officeooo:rsid="000ace28" officeooo:paragraph-rsid="000ace28"/>
    </style:style>
    <style:style style:name="P9" style:family="paragraph" style:parent-style-name="Standard" style:list-style-name="L10">
      <style:text-properties officeooo:rsid="000ace28" officeooo:paragraph-rsid="000ace28"/>
    </style:style>
    <style:style style:name="P10" style:family="paragraph" style:parent-style-name="Standard" style:list-style-name="L11">
      <style:text-properties officeooo:rsid="000c4936" officeooo:paragraph-rsid="000c4936"/>
    </style:style>
    <style:style style:name="T1" style:family="text">
      <style:text-properties officeooo:rsid="000a4236"/>
    </style:style>
    <style:style style:name="T2" style:family="text">
      <style:text-properties officeooo:rsid="000c49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97389589870045706" text:style-name="L2">
        <text:list-item>
          <text:p text:style-name="P2">Задание</text:p>
          <text:list>
            <text:list-item>
              <text:p text:style-name="P2">aisle</text:p>
            </text:list-item>
            <text:list-item>
              <text:p text:style-name="P2">steep</text:p>
            </text:list-item>
            <text:list-item>
              <text:p text:style-name="P2">helmet</text:p>
            </text:list-item>
            <text:list-item>
              <text:p text:style-name="P2">extraordinary</text:p>
            </text:list-item>
            <text:list-item>
              <text:p text:style-name="P2">regulation</text:p>
            </text:list-item>
            <text:list-item>
              <text:p text:style-name="P2">inhabitant</text:p>
            </text:list-item>
          </text:list>
        </text:list-item>
      </text:list>
      <text:p text:style-name="P1"/>
      <text:list xml:id="list122021496514455" text:continue-numbering="true" text:style-name="L2">
        <text:list-item>
          <text:p text:style-name="P2">Здание</text:p>
        </text:list-item>
      </text:list>
      <text:list xml:id="list8245412593185916220" text:style-name="L3">
        <text:list-item>
          <text:p text:style-name="P3">c</text:p>
        </text:list-item>
        <text:list-item>
          <text:p text:style-name="P3">d</text:p>
        </text:list-item>
        <text:list-item>
          <text:p text:style-name="P3">f</text:p>
        </text:list-item>
        <text:list-item>
          <text:p text:style-name="P3">g</text:p>
        </text:list-item>
        <text:list-item>
          <text:p text:style-name="P3">b</text:p>
        </text:list-item>
        <text:list-item>
          <text:p text:style-name="P3">h</text:p>
        </text:list-item>
        <text:list-item>
          <text:p text:style-name="P3">e</text:p>
        </text:list-item>
        <text:list-item>
          <text:p text:style-name="P3">i</text:p>
        </text:list-item>
        <text:list-item>
          <text:p text:style-name="P4"><text:span text:style-name="T1">a</text:span></text:p>
        </text:list-item>
      </text:list>
      <text:p text:style-name="P5">3) Здание</text:p>
      <text:list xml:id="list7008357234235922262" text:style-name="L6">
        <text:list-item>
          <text:p text:style-name="P6">announcement</text:p>
        </text:list-item>
        <text:list-item>
          <text:p text:style-name="P6">brakes</text:p>
        </text:list-item>
        <text:list-item>
          <text:p text:style-name="P6">dedicated</text:p>
        </text:list-item>
        <text:list-item>
          <text:p text:style-name="P6">encourage</text:p>
        </text:list-item>
        <text:list-item>
          <text:p text:style-name="P6">fasten</text:p>
        </text:list-item>
        <text:list-item>
          <text:p text:style-name="P6">guarantee</text:p>
        </text:list-item>
        <text:list-item>
          <text:p text:style-name="P6">guidenne</text:p>
        </text:list-item>
        <text:list-item>
          <text:p text:style-name="P6">hi-tech</text:p>
        </text:list-item>
        <text:list-item>
          <text:p text:style-name="P6">regulation</text:p>
        </text:list-item>
        <text:list-item>
          <text:p text:style-name="P6">sphere</text:p>
        </text:list-item>
      </text:list>
      <text:p text:style-name="P5">4) Задание</text:p>
      <text:list xml:id="list878313571451437281" text:style-name="L8">
        <text:list-item>
          <text:p text:style-name="P7">annoncement</text:p>
        </text:list-item>
        <text:list-item>
          <text:p text:style-name="P7">fasten</text:p>
        </text:list-item>
        <text:list-item>
          <text:p text:style-name="P7">hi-tech</text:p>
        </text:list-item>
        <text:list-item>
          <text:p text:style-name="P7">guidelines</text:p>
        </text:list-item>
        <text:list-item>
          <text:p text:style-name="P7">encourage</text:p>
        </text:list-item>
      </text:list>
      <text:p text:style-name="P5">5) Задание</text:p>
      <text:list xml:id="list4820288571218010662" text:style-name="L9">
        <text:list-item>
          <text:p text:style-name="P8">thrilling</text:p>
        </text:list-item>
        <text:list-item>
          <text:p text:style-name="P8">steer</text:p>
        </text:list-item>
        <text:list-item>
          <text:p text:style-name="P8">inflatable</text:p>
        </text:list-item>
        <text:list-item>
          <text:p text:style-name="P8">technique</text:p>
        </text:list-item>
        <text:list-item>
          <text:p text:style-name="P8">Jet skiing</text:p>
        </text:list-item>
        <text:list-item>
          <text:p text:style-name="P8">addicted</text:p>
        </text:list-item>
        <text:list-item>
          <text:p text:style-name="P8">regulations</text:p>
        </text:list-item>
        <text:list-item>
          <text:p text:style-name="P8">penatly</text:p>
        </text:list-item>
      </text:list>
      <text:p text:style-name="P5">6) Задание</text:p>
      <text:list xml:id="list8804191027979621492" text:style-name="L10">
        <text:list-item>
          <text:p text:style-name="P9">kayaking</text:p>
        </text:list-item>
        <text:list-item>
          <text:p text:style-name="P9">skating</text:p>
        </text:list-item>
        <text:list-item>
          <text:p text:style-name="P9">jet skiing</text:p>
        </text:list-item>
        <text:list-item>
          <text:p text:style-name="P9">scuba diving</text:p>
        </text:list-item>
        <text:list-item>
          <text:p text:style-name="P9">hand-gliing</text:p>
        </text:list-item>
        <text:list-item>
          <text:p text:style-name="P9">elbow pad</text:p>
        </text:list-item>
        <text:list-item>
          <text:p text:style-name="P9">helmet</text:p>
        </text:list-item>
      </text:list>
      <text:p text:style-name="P5"><text:soft-page-break/><text:span text:style-name="T2">1</text:span>) Задание</text:p>
      <text:list xml:id="list5268461519242976121" text:style-name="L11">
        <text:list-item>
          <text:p text:style-name="P10">draw</text:p>
        </text:list-item>
        <text:list-item>
          <text:p text:style-name="P10">tackled</text:p>
        </text:list-item>
        <text:list-item>
          <text:p text:style-name="P10">pass</text:p>
        </text:list-item>
        <text:list-item>
          <text:p text:style-name="P10">save</text:p>
        </text:list-item>
        <text:list-item>
          <text:p text:style-name="P10">losing</text:p>
        </text:list-item>
        <text:list-item>
          <text:p text:style-name="P10">missed</text:p>
        </text:list-item>
        <text:list-item>
          <text:p text:style-name="P10">serv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54:50.777468953</meta:creation-date>
    <dc:date>2018-02-09T12:20:20.921116356</dc:date>
    <meta:editing-duration>PT3M49S</meta:editing-duration>
    <meta:editing-cycles>1</meta:editing-cycles>
    <meta:document-statistic meta:table-count="0" meta:image-count="0" meta:object-count="0" meta:page-count="2" meta:paragraph-count="59" meta:word-count="122" meta:character-count="522" meta:non-whitespace-character-count="513"/>
    <meta:generator>LibreOffice/5.1.6.2$Linux_X86_64 LibreOffice_project/10m0$Build-2</meta:generator>
  </office:meta>
</office:document-meta>
</file>